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4500000096D324E4EA.png" manifest:media-type="image/png"/>
  <manifest:file-entry manifest:full-path="Pictures/10000001000004B0000001A4B19CDD5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byssinica SIL" svg:font-family="'Abyssinica SIL'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Midnightblue1-title">
      <style:graphic-properties draw:auto-grow-height="true" fo:min-height="2.954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Midnightblue2-title">
      <style:graphic-properties fo:min-height="1.747cm" loext:decorative="false"/>
      <style:paragraph-properties style:writing-mode="lr-tb"/>
    </style:style>
    <style:style style:name="pr5" style:family="presentation" style:parent-style-name="Midnightblue2-outline1">
      <style:graphic-properties fo:min-height="3.875cm" loext:decorative="false"/>
      <style:paragraph-properties style:writing-mode="lr-tb"/>
    </style:style>
    <style:style style:name="pr6" style:family="presentation" style:parent-style-name="Midnightblue2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Midnightblue-title">
      <style:graphic-properties fo:min-height="4.25cm" loext:decorative="false"/>
      <style:paragraph-properties style:writing-mode="lr-tb"/>
    </style:style>
    <style:style style:name="pr8" style:family="presentation" style:parent-style-name="Midnightblue-outline1">
      <style:graphic-properties fo:min-height="4.25cm" loext:decorative="false"/>
      <style:paragraph-properties style:writing-mode="lr-tb"/>
    </style:style>
    <style:style style:name="pr9" style:family="presentation" style:parent-style-name="Midnightblue-notes">
      <style:graphic-properties draw:fill-color="#ffffff" draw:auto-grow-height="true" fo:min-height="13.364cm" loext:decorative="false"/>
      <style:paragraph-properties style:writing-mode="lr-tb"/>
    </style:style>
    <style:style style:name="pr10" style:family="presentation" style:parent-style-name="Midnightblue-title">
      <style:graphic-properties fo:min-height="1.1cm" loext:decorative="false"/>
      <style:paragraph-properties style:writing-mode="lr-tb"/>
    </style:style>
    <style:style style:name="pr11" style:family="presentation" style:parent-style-name="Midnightblue-outline1">
      <style:graphic-properties fo:min-height="12.175cm" loext:decorative="false"/>
      <style:paragraph-properties style:writing-mode="lr-tb"/>
    </style:style>
    <style:style style:name="pr12" style:family="presentation" style:parent-style-name="Midnightblue-notes">
      <style:graphic-properties draw:fill-color="#ffffff" draw:auto-grow-height="false" fo:min-height="13.364cm" loext:decorative="false"/>
      <style:paragraph-properties style:writing-mode="lr-tb"/>
    </style:style>
    <style:style style:name="P1" style:family="paragraph"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style:font-name="DejaVu Sans Mono"/>
    </style:style>
    <style:style style:name="T4" style:family="text">
      <style:text-properties fo:font-variant="normal" fo:text-transform="none" fo:color="#2c3e50" loext:opacity="100%" style:text-outline="false" style:text-line-through-style="none" style:text-line-through-type="none" style:font-name="DejaVu Sans Mono" fo:font-size="21pt" fo:font-style="normal" fo:text-shadow="none" style:text-underline-style="none" fo:font-weight="normal" style:letter-kerning="true" style:font-name-asian="源ノ角ゴシック Normal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3.461cm" svg:x="1cm" svg:y="7.144cm" presentation:class="title" presentation:user-transformed="true">
          <draw:text-box>
            <text:p><text:span text:style-name="T1">RESTfull APIs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001000004B0000001A4B19CDD5F.png" xlink:type="simple" xlink:show="embed" xlink:actuate="onLoad" draw:mime-type="image/png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0010000014500000096D324E4E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layer="layout" svg:width="13cm" svg:height="4.5cm" svg:x="7.5cm" svg:y="5.625cm" presentation:class="title">
          <draw:text-box>
            <text:p>The web beyond HTML</text:p>
          </draw:text-box>
        </draw:frame>
        <draw:frame presentation:style-name="pr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RESTfull API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Representational State Transfer (REST)</text:p>
              </text:list-item>
              <text:list-item>
                <text:p>Programmierkonzept zur Strukturierung von APIs</text:p>
              </text:list-item>
              <text:list-item>
                <text:p>1994 von Roy Fielding entworfen</text:p>
              </text:list-item>
              <text:list-item>
                <text:p>Baut auf Konzepten von HTTP auf</text:p>
              </text:list-item>
              <text:list-item>
                <text:p text:style-name="P5">Verwendung bei</text:p>
                <text:list>
                  <text:list-item>
                    <text:p>WebServices (z.B. Wetterdaten, Cryptobörsen)</text:p>
                  </text:list-item>
                  <text:list-item>
                    <text:p>Machine2Machine Kommunikation<text:line-break/>(z.B. IoT, Microservic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RESTfull APIs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REST liefert typischerweise kein HTML</text:p>
              </text:list-item>
              <text:list-item>
                <text:p>Stattdessen strukturierte Daten</text:p>
                <text:list>
                  <text:list-item>
                    <text:p>JSON, XML, Markdown, etc.</text:p>
                  </text:list-item>
                </text:list>
              </text:list-item>
              <text:list-item>
                <text:p>Sofern notwendig, werden die Daten dann vom Client grafisch aufgearbeitet</text:p>
                <text:list>
                  <text:list-item>
                    <text:p>Z.B. in HTML-Strukturen übersetzt</text:p>
                  </text:list-item>
                  <text:list-item>
                    <text:p>Hohe Wiederverwendbarkeit:<text:line-break/>Die selben Daten werden je nach Client anders angezeigt</text:p>
                  </text:list-item>
                </text:list>
              </text:list-item>
              <text:list-item>
                <text:p>REST APIs sind stateless und lassen sich daher gut skalier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Semantik von HTTP Methoden in REST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GET</text:p>
                <text:list>
                  <text:list-item>
                    <text:p>Abrufen einer Resource (Seiteneffektfrei)</text:p>
                  </text:list-item>
                </text:list>
              </text:list-item>
              <text:list-item>
                <text:p>POST/PUT</text:p>
                <text:list>
                  <text:list-item>
                    <text:p>Anlegen einer neue Subresource</text:p>
                  </text:list-item>
                </text:list>
              </text:list-item>
              <text:list-item>
                <text:p>PATCH</text:p>
                <text:list>
                  <text:list-item>
                    <text:p>Einen Teil einer Resource ändern</text:p>
                  </text:list-item>
                </text:list>
              </text:list-item>
              <text:list-item>
                <text:p>DELETE</text:p>
                <text:list>
                  <text:list-item>
                    <text:p>Löschen einer Resource</text:p>
                  </text:list-item>
                </text:list>
              </text:list-item>
              <text:list-item>
                <text:p>HEAD</text:p>
                <text:list>
                  <text:list-item>
                    <text:p>Anfragen von Metadaten zu einer Resource</text:p>
                  </text:list-item>
                </text:list>
              </text:list-item>
              <text:list-item>
                <text:p>OPTIONS</text:p>
                <text:list>
                  <text:list-item>
                    <text:p>Anfragen welche Methoden für eine Resource erlaubt si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RESTfull URL Design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RESTfull APIs benutzen URL Strukturen um die Angebotenen Resourcen zu strukturieren</text:p>
                <text:list>
                  <text:list-item>
                    <text:p>URL Namensräume</text:p>
                  </text:list-item>
                </text:list>
              </text:list-item>
              <text:list-item>
                <text:p>GET Parameter werden vermieden, da für die selbe URL anhand der HTTP Methode unterschiedliche Aktionen ausgeführt werden können</text:p>
              </text:list-item>
              <text:list-item>
                <text:p>Für spätere Erweiterbarkeit werden REST URLs empfiehlt sich eine Versionieru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RESTfull URL Design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Beispiele</text:p>
                <text:list>
                  <text:list-item>
                    <text:p><text:span text:style-name="T3">GET /v1/users/</text:span></text:p>
                    <text:list>
                      <text:list-item>
                        <text:p>Listet alle User</text:p>
                      </text:list-item>
                    </text:list>
                  </text:list-item>
                  <text:list-item>
                    <text:p><text:span text:style-name="T3">GET /v1/users/12/</text:span></text:p>
                    <text:list>
                      <text:list-item>
                        <text:p>Ruft User mit ID 12 ab</text:p>
                      </text:list-item>
                    </text:list>
                  </text:list-item>
                  <text:list-item>
                    <text:p><text:span text:style-name="T3">DELETE /v1/users/12/</text:span></text:p>
                    <text:list>
                      <text:list-item>
                        <text:p>Löscht User mit ID 12</text:p>
                      </text:list-item>
                    </text:list>
                  </text:list-item>
                  <text:list-item>
                    <text:p><text:span text:style-name="T3">POST /v1/users/</text:span></text:p>
                    <text:list>
                      <text:list-item>
                        <text:p>Fügt einen neuen User hinzu</text:p>
                      </text:list-item>
                    </text:list>
                  </text:list-item>
                  <text:list-item>
                    <text:p><text:span text:style-name="T3">GET /v1/users/12/avatar/</text:span></text:p>
                    <text:list>
                      <text:list-item>
                        <text:p>Ruft Avatar für User mit ID 12 ab</text:p>
                      </text:list-item>
                    </text:list>
                  </text:list-item>
                  <text:list-item>
                    <text:p><text:span text:style-name="T4">POST /v1/users/12/avatar/</text:span></text:p>
                    <text:list>
                      <text:list-item>
                        <text:p>Lädt Avatar für User mit ID 12 hoc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Swagger / OpenAPI Specification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OpenAPI Specification ist ein offener Standard zum beschreiben von RESTfull APIs</text:p>
              </text:list-item>
              <text:list-item>
                <text:p>Swagger ist eine Software zum Dokumentieren und Testen von RESTfull APIs</text:p>
              </text:list-item>
              <text:list-item>
                <text:p>Auf Basis einer <text:span text:style-name="T3">swagger.json</text:span> nach OpenAPI Spezifikation lassen sich z.B.</text:p>
                <text:list>
                  <text:list-item>
                    <text:p>API-Clients generieren</text:p>
                  </text:list-item>
                  <text:list-item>
                    <text:p>UnitTests generieren</text:p>
                  </text:list-item>
                </text:list>
              </text:list-item>
              <text:list-item>
                <text:p>Beispiel: https://petstore.swagger.io/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RESTfull in Express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Express bietet alle notwendigen Kompomenten für RESTfull WebAPIs</text:p>
              </text:list-item>
              <text:list-item>
                <text:p>Beispiel:</text:p>
                <text:list>
                  <text:list-item>
                    <text:p>$GitHub-Repo/Beispiele/Node.js/Todo-Backe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byssinica SIL" svg:font-family="'Abyssinica SIL'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ode" style:family="graphic" style:parent-style-name="standard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ddddd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left" fo:text-indent="0cm" style:text-autospace="ideograph-alpha" style:punctuation-wrap="hanging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Mono1" fo:font-family="'DejaVu Sans Mono'" style:font-style-name="Book" style:font-family-generic="modern" style:font-pitch="fixe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family-asian="'源ノ角ゴシック Normal'" style:font-style-name-asian="Normal" style:font-pitch-asian="variable" style:font-size-asian="1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1pt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paragraph-properties fo:line-height="150%"/>
      <style:text-properties fo:font-size="16pt" style:font-size-asian="14pt"/>
    </style:style>
    <style:style style:name="textbodyindent" style:family="graphic" style:parent-style-name="standard">
      <style:graphic-properties draw:stroke="none" draw:fill="none"/>
      <style:paragraph-properties fo:margin-left="0cm" fo:margin-right="0cm" fo:line-height="150%" fo:text-indent="0.6cm"/>
    </style:style>
    <style:style style:name="textbodyjustfied" style:family="graphic" style:parent-style-name="standard">
      <style:graphic-properties draw:stroke="none" draw:fill="none"/>
      <style:paragraph-properties fo:line-height="150%" fo:text-align="justify"/>
    </style:style>
    <style:style style:name="title" style:family="graphic" style:parent-style-name="standard">
      <style:graphic-properties draw:stroke="none" draw:fill="none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58220" loext:opacity="100%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lef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lef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lef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lef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lef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lef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lef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lef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lef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lef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lef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lef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lef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lef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 loext:decorative="false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 loext:decorative="false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 loext:decorative="fals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 loext:decorative="false"/>
    </style:style>
    <style:style style:name="Mpr3" style:family="presentation" style:parent-style-name="Midnightblue-title">
      <style:graphic-properties draw:auto-grow-height="false" fo:min-height="3.507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 loext:decorative="false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right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right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left" style:writing-mode="lr-tb"/>
    </style:style>
    <style:style style:name="MP7" style:family="paragraph">
      <loext:graphic-properties draw:fill="none"/>
      <style:paragraph-properties fo:text-align="left"/>
    </style:style>
    <style:style style:name="MP8" style:family="paragraph">
      <style:paragraph-properties fo:text-align="center" style:writing-mode="lr-tb"/>
      <style:text-properties fo:font-size="12pt" style:font-size-asian="12pt" style:font-size-complex="12pt"/>
    </style:style>
    <style:style style:name="MP9" style:family="paragraph">
      <loext:graphic-properties draw:fill="none"/>
      <style:paragraph-properties fo:text-align="left"/>
      <style:text-properties fo:font-size="12pt" style:font-size-asian="12pt" style:font-size-complex="12pt"/>
    </style:style>
    <style:style style:name="MP10" style:family="paragraph">
      <loext:graphic-properties draw:fill="solid" draw:fill-color="#1abc9c"/>
      <style:paragraph-properties fo:text-align="center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paragraph-properties style:writing-mode="lr-tb"/>
      <style:text-properties style:use-window-font-color="true" loext:opacity="0%" fo:font-size="14pt"/>
    </style:style>
    <style:style style:name="MP14" style:family="paragraph">
      <loext:graphic-properties draw:fill="none" draw:fill-color="#ffffff"/>
      <style:text-properties style:use-window-font-color="true" loext:opacity="0%" fo:font-size="14pt"/>
    </style:style>
    <style:style style:name="MP15" style:family="paragraph">
      <style:paragraph-properties fo:text-align="right" style:writing-mode="lr-tb"/>
      <style:text-properties style:use-window-font-color="true" loext:opacity="0%" fo:font-size="14pt"/>
    </style:style>
    <style:style style:name="MP16" style:family="paragraph">
      <loext:graphic-properties draw:fill="none" draw:fill-color="#ffffff"/>
      <style:paragraph-properties fo:text-align="right"/>
      <style:text-properties style:use-window-font-color="true" loext:opacity="0%" fo:font-size="14pt"/>
    </style:style>
    <style:style style:name="MP17" style:family="paragraph">
      <loext:graphic-properties draw:fill="solid" draw:fill-color="#ff8500"/>
      <style:paragraph-properties fo:text-align="center"/>
    </style:style>
    <style:style style:name="MP18" style:family="paragraph">
      <style:paragraph-properties style:writing-mode="lr-tb"/>
      <style:text-properties fo:color="#000000" loext:opacity="100%" fo:font-size="14pt"/>
    </style:style>
    <style:style style:name="MP19" style:family="paragraph">
      <loext:graphic-properties draw:fill="none" draw:fill-color="#ffffff"/>
      <style:text-properties fo:color="#000000" loext:opacity="100%" fo:font-size="14pt"/>
    </style:style>
    <style:style style:name="MP20" style:family="paragraph">
      <style:paragraph-properties fo:text-align="right" style:writing-mode="lr-tb"/>
      <style:text-properties fo:color="#000000" loext:opacity="100%" fo:font-size="14pt"/>
    </style:style>
    <style:style style:name="MP21" style:family="paragraph">
      <loext:graphic-properties draw:fill="none" draw:fill-color="#ffffff"/>
      <style:paragraph-properties fo:text-align="right"/>
      <style:text-properties fo:color="#000000" loext:opacity="100%" fo:font-size="14pt"/>
    </style:style>
    <style:style style:name="MP22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loext:opacity="0%" fo:font-size="14pt"/>
    </style:style>
    <style:style style:name="MT4" style:family="text">
      <style:text-properties fo:color="#000000" loext:opacity="10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4" draw:text-style-name="MP9" draw:layer="backgroundobjects" svg:width="9cm" svg:height="0.75cm" svg:x="9.5cm" svg:y="15cm" presentation:class="footer">
        <draw:text-box>
          <text:p text:style-name="MP8"><text:span text:style-name="MT2">Web Anwendungen</text:span></text:p>
        </draw:text-box>
      </draw:frame>
      <draw:custom-shape presentation:style-name="Mpr5" draw:text-style-name="MP10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2" draw:layer="backgroundobjects" svg:width="1.25cm" svg:height="1.038cm" svg:x="25.75cm" svg:y="14.562cm" presentation:class="page-number">
        <draw:text-box>
          <text:p text:style-name="MP11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7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7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17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9" draw:text-style-name="MP12" draw:layer="backgroundobjects" svg:width="2cm" svg:height="1.5cm" svg:x="25.5cm" svg:y="14.175cm" presentation:class="page-number">
        <draw:text-box>
          <text:p text:style-name="MP11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0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1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1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22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 draw:handle-position-x="$0" draw:handle-position-y="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13" draw:text-style-name="MP12" draw:layer="backgroundobjects" svg:width="2cm" svg:height="1.5cm" svg:x="25.5cm" svg:y="14.175cm" presentation:class="page-number">
        <draw:text-box>
          <text:p text:style-name="MP11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4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5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5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9-03-04T23:33:48.342800721</meta:creation-date>
    <meta:editing-duration>P3DT1H11M15S</meta:editing-duration>
    <meta:editing-cycles>369</meta:editing-cycles>
    <meta:generator>LibreOffice/26.2.1.2$Linux_X86_64 LibreOffice_project/5937a82db3889b586a62e0a27a0d74b840403d7c</meta:generator>
    <dc:title>Midnightblue</dc:title>
    <dc:date>2026-04-12T21:34:09.804482923</dc:date>
    <meta:document-statistic meta:object-count="86"/>
  </office:meta>
</office:document-meta>
</file>